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9291666666667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cost_elec_in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17.899999999999999" table:style-name="ce1">
            <text:p>17.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ost_elec_out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899999999999999" table:style-name="ce1">
            <text:p>16.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op_time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table:number-columns-repeated="16363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CH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ungener</meta:initial-creator>
    <dc:creator>Windows User</dc:creator>
    <meta:creation-date>2014-01-31T18:11:32Z</meta:creation-date>
    <dc:date>2014-03-07T13:22:26Z</dc:date>
    <meta:editing-cycles>1</meta:editing-cycles>
    <meta:editing-duration>PT0S</meta:editing-duration>
  </office:meta>
</office:document-meta>
</file>